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Scenes with Character Hal:</text:h>
      <text:p text:style-name="Text_20_body">
<text:a xlink:href="../yw7%20Sample%20Project_manuscript.odt#ScID:120%7Cregion">1</text:a> (Ch 1) Information about the sample project
</text:p>
      <text:p text:style-name="Text_20_body">
<text:a xlink:href="../yw7%20Sample%20Project_manuscript.odt#ScID:1%7Cregion">2</text:a> (Ch 2) Meet Hal, threatened by Vurdi
</text:p>
      <text:p text:style-name="Text_20_body">
<text:a xlink:href="../yw7%20Sample%20Project_manuscript.odt#ScID:3%7Cregion">4</text:a> (Ch 3) Hal takes a call from Jerling
</text:p>
      <text:p text:style-name="Text_20_body">
<text:a xlink:href="../yw7%20Sample%20Project_manuscript.odt#ScID:4%7Cregion">5</text:a> (Ch 4) Clunk arrives
</text:p>
      <text:p text:style-name="Text_20_body">
<text:a xlink:href="../yw7%20Sample%20Project_manuscript.odt#ScID:5%7Cregion">6</text:a> (Ch 5) Hal going to port control
</text:p>
      <text:p text:style-name="Text_20_body">
<text:a xlink:href="../yw7%20Sample%20Project_manuscript.odt#ScID:7%7Cregion">8</text:a> (Ch 5) Hal talking to the Portmaster
</text:p>
      <text:p text:style-name="Text_20_body">
<text:a xlink:href="../yw7%20Sample%20Project_manuscript.odt#ScID:8%7Cregion">9</text:a> (Ch 5) Clunk takes call from Hal. Calls Jerling. Fire.
</text:p>
      <text:p text:style-name="Text_20_body">
<text:a xlink:href="../yw7%20Sample%20Project_manuscript.odt#ScID:9%7Cregion">10</text:a> (Ch 6) Clunk calls, the landing field is on fire. Hal tells him to sit tight.
</text:p>
      <text:p text:style-name="Text_20_body">
<text:a xlink:href="../yw7%20Sample%20Project_manuscript.odt#ScID:58%7Cregion">12</text:a> (Ch 7) New Scene
</text:p>
      <text:p text:style-name="Text_20_body">
<text:a xlink:href="../yw7%20Sample%20Project_manuscript.odt#ScID:12%7Cregion">13</text:a> (Ch 7) Hal gets to the ship and lifts off.
</text:p>
      <text:p text:style-name="Text_20_body">
<text:a xlink:href="../yw7%20Sample%20Project_manuscript.odt#ScID:15%7Cregion">14</text:a> (Ch 8) Hal finds Clunk on rope, falls out after him.
</text:p>
      <text:p text:style-name="Text_20_body">
<text:a xlink:href="../yw7%20Sample%20Project_manuscript.odt#ScID:17%7Cregion">15</text:a> (Ch 9) Climb up rope to safety. Back in ship for hyperspace.
</text:p>
      <text:p text:style-name="Text_20_body">
<text:a xlink:href="../yw7%20Sample%20Project_manuscript.odt#ScID:22%7Cregion">17</text:a> (Ch 11) Exits the ship to meet Bevan
</text:p>
      <text:p text:style-name="Text_20_body">
<text:a xlink:href="../yw7%20Sample%20Project_manuscript.odt#ScID:25%7Cregion">18</text:a> (Ch 12) Getting food out. Frozen puddings.
</text:p>
      <text:p text:style-name="Text_20_body">
<text:a xlink:href="../yw7%20Sample%20Project_manuscript.odt#ScID:27%7Cregion">19</text:a> (Ch 12) Says goodbye to Clunk
</text:p>
      <text:p text:style-name="Text_20_body">
<text:a xlink:href="../yw7%20Sample%20Project_manuscript.odt#ScID:29%7Cregion">20</text:a> (Ch 13) Hal depressed. No escape from here.
</text:p>
      <text:p text:style-name="Text_20_body">
<text:a xlink:href="../yw7%20Sample%20Project_manuscript.odt#ScID:31%7Cregion">21</text:a> (Ch 13) Lighten the ship. Preparing for liftoff.
</text:p>
      <text:p text:style-name="Text_20_body">
<text:a xlink:href="../yw7%20Sample%20Project_manuscript.odt#ScID:53%7Cregion">30</text:a> (Ch 19) Hal buys food
</text:p>
      <text:p text:style-name="Text_20_body">
<text:a xlink:href="../yw7%20Sample%20Project_manuscript.odt#ScID:57%7Cregion">32</text:a> (Ch 20) Hal about to hyperspace.
</text:p>
      <text:p text:style-name="Text_20_body">
<text:a xlink:href="../yw7%20Sample%20Project_manuscript.odt#ScID:60%7Cregion">33</text:a> (Ch 21) Hal gets real Jerling's call. Has to get cargo and robot back.
</text:p>
      <text:p text:style-name="Text_20_body">
<text:a xlink:href="../yw7%20Sample%20Project_manuscript.odt#ScID:62%7Cregion">34</text:a> (Ch 21) Hal sets course for Forg.
</text:p>
      <text:p text:style-name="Text_20_body">
<text:a xlink:href="../yw7%20Sample%20Project_manuscript.odt#ScID:64%7Cregion">35</text:a> (Ch 21) Land on Forg, in rubbish.
</text:p>
      <text:p text:style-name="Text_20_body">
<text:a xlink:href="../yw7%20Sample%20Project_manuscript.odt#ScID:66%7Cregion">36</text:a> (Ch 22) Hal rents a car in Jerling's name and heads towards Forgberg and the Casino.
</text:p>
      <text:p text:style-name="Text_20_body">
<text:a xlink:href="../yw7%20Sample%20Project_manuscript.odt#ScID:68%7Cregion">37</text:a> (Ch 22) Hal after almost running Clunk down. Picks him up.
</text:p>
      <text:p text:style-name="Text_20_body">
<text:a xlink:href="../yw7%20Sample%20Project_manuscript.odt#ScID:71%7Cregion">38</text:a> (Ch 23) Find car, go to find clothes.
</text:p>
      <text:p text:style-name="Text_20_body">
<text:a xlink:href="../yw7%20Sample%20Project_manuscript.odt#ScID:74%7Cregion">39</text:a> (Ch 24) Hal sells Clunk
</text:p>
      <text:p text:style-name="Text_20_body">
<text:a xlink:href="../yw7%20Sample%20Project_manuscript.odt#ScID:77%7Cregion">40</text:a> (Ch 25) Hal annoyed at Clunk for buying only the best.
</text:p>
      <text:p text:style-name="Text_20_body">
<text:a xlink:href="../yw7%20Sample%20Project_manuscript.odt#ScID:81%7Cregion">42</text:a> (Ch 25) Sitting on the steps, battered and bruised. Limo arrives for Karl.
</text:p>
      <text:p text:style-name="Text_20_body">
<text:a xlink:href="../yw7%20Sample%20Project_manuscript.odt#ScID:101%7Cregion">50</text:a> (Ch 30) Hal and Clunk fleeing in Gull
</text:p>
      <text:p text:style-name="Text_20_body">
<text:a xlink:href="../yw7%20Sample%20Project_manuscript.odt#ScID:103%7Cregion">51</text:a> (Ch 30) Clunk wants to throw stuff at the flyer
</text:p>
      <text:p text:style-name="Text_20_body">
<text:a xlink:href="../yw7%20Sample%20Project_manuscript.odt#ScID:105%7Cregion">52</text:a> (Ch 30) Hal fetches the puddings.
</text:p>
      <text:p text:style-name="Text_20_body">
<text:a xlink:href="../yw7%20Sample%20Project_manuscript.odt#ScID:108%7Cregion">53</text:a> (Ch 31) Hal yells at Jerling, then cargo arrives on truck.
</text:p>
      <text:p text:style-name="Text_20_body">
<text:a xlink:href="../yw7%20Sample%20Project_manuscript.odt#ScID:112%7Cregion">55</text:a> (Ch 31) Karl bursts in, armed.
</text:p>
      <text:p text:style-name="Text_20_body">
<text:a xlink:href="../yw7%20Sample%20Project_manuscript.odt#ScID:114%7Cregion">56</text:a> (Ch 32) Terry ties Hal in hold, leaves back doors open.
</text:p>
      <text:p text:style-name="Text_20_body">
<text:a xlink:href="../yw7%20Sample%20Project_manuscript.odt#ScID:116%7Cregion">57</text:a> (Ch 32) Hal dodges Brutus, escapes the hold.
</text:p>
      <text:p text:style-name="Text_20_body">
<text:a xlink:href="../yw7%20Sample%20Project_manuscript.odt#ScID:121%7Cregion">59</text:a> (Ch 34) New Scene
</text:p>
      <text:h text:style-name="Heading_20_2" text:outline-level="2">Scenes with Character Jerling:</text:h>
      <text:p text:style-name="Text_20_body">
<text:a xlink:href="../yw7%20Sample%20Project_manuscript.odt#ScID:2%7Cregion">3</text:a> (Ch 3) Jerling buys team. Discusses Seraph.
</text:p>
      <text:p text:style-name="Text_20_body">
<text:a xlink:href="../yw7%20Sample%20Project_manuscript.odt#ScID:3%7Cregion">4</text:a> (Ch 3) Hal takes a call from Jerling
</text:p>
      <text:p text:style-name="Text_20_body">
<text:a xlink:href="../yw7%20Sample%20Project_manuscript.odt#ScID:8%7Cregion">9</text:a> (Ch 5) Clunk takes call from Hal. Calls Jerling. Fire.
</text:p>
      <text:h text:style-name="Heading_20_2" text:outline-level="2">Scenes with Character Clunk:</text:h>
      <text:p text:style-name="Text_20_body">
<text:a xlink:href="../yw7%20Sample%20Project_manuscript.odt#ScID:4%7Cregion">5</text:a> (Ch 4) Clunk arrives
</text:p>
      <text:p text:style-name="Text_20_body">
<text:a xlink:href="../yw7%20Sample%20Project_manuscript.odt#ScID:6%7Cregion">7</text:a> (Ch 5) Clunk checking computer for Incubots.
</text:p>
      <text:p text:style-name="Text_20_body">
<text:a xlink:href="../yw7%20Sample%20Project_manuscript.odt#ScID:8%7Cregion">9</text:a> (Ch 5) Clunk takes call from Hal. Calls Jerling. Fire.
</text:p>
      <text:p text:style-name="Text_20_body">
<text:a xlink:href="../yw7%20Sample%20Project_manuscript.odt#ScID:9%7Cregion">10</text:a> (Ch 6) Clunk calls, the landing field is on fire. Hal tells him to sit tight.
</text:p>
      <text:p text:style-name="Text_20_body">
<text:a xlink:href="../yw7%20Sample%20Project_manuscript.odt#ScID:10%7Cregion">11</text:a> (Ch 6) Clunk fighting the fire, ends up face-down
</text:p>
      <text:p text:style-name="Text_20_body">
<text:a xlink:href="../yw7%20Sample%20Project_manuscript.odt#ScID:43%7Cregion">25</text:a> (Ch 17) Clunk slips out the back.
</text:p>
      <text:p text:style-name="Text_20_body">
<text:a xlink:href="../yw7%20Sample%20Project_manuscript.odt#ScID:47%7Cregion">27</text:a> (Ch 18) Clunk in orbit
</text:p>
      <text:p text:style-name="Text_20_body">
<text:a xlink:href="../yw7%20Sample%20Project_manuscript.odt#ScID:49%7Cregion">28</text:a> (Ch 18) Clunk uses cylinder
</text:p>
      <text:p text:style-name="Text_20_body">
<text:a xlink:href="../yw7%20Sample%20Project_manuscript.odt#ScID:79%7Cregion">41</text:a> (Ch 25) Clunk gambling. Fight with human couple.
</text:p>
      <text:p text:style-name="Text_20_body">
<text:a xlink:href="../yw7%20Sample%20Project_manuscript.odt#ScID:84%7Cregion">43</text:a> (Ch 26) Clunk travelling on the back of Karl's limo
</text:p>
      <text:p text:style-name="Text_20_body">
<text:a xlink:href="../yw7%20Sample%20Project_manuscript.odt#ScID:86%7Cregion">44</text:a> (Ch 26) Clunk sees Hal catching up again. Limo stops.
</text:p>
      <text:p text:style-name="Text_20_body">
<text:a xlink:href="../yw7%20Sample%20Project_manuscript.odt#ScID:89%7Cregion">45</text:a> (Ch 27) Clunk uploads the Navcom into the ship.
</text:p>
      <text:p text:style-name="Text_20_body">
<text:a xlink:href="../yw7%20Sample%20Project_manuscript.odt#ScID:92%7Cregion">46</text:a> (Ch 28) The shop robots want Clunk to escape with them. Mention Hal's capture.
</text:p>
      <text:p text:style-name="Text_20_body">
<text:a xlink:href="../yw7%20Sample%20Project_manuscript.odt#ScID:94%7Cregion">47</text:a> (Ch 28) Clunk steals armoured car, drives it into the house.
</text:p>
      <text:p text:style-name="Text_20_body">
<text:a xlink:href="../yw7%20Sample%20Project_manuscript.odt#ScID:110%7Cregion">54</text:a> (Ch 31) Clunk outside, depressed.
</text:p>
      <text:h text:style-name="Heading_20_2" text:outline-level="2">Scenes with Character Vurdi:</text:h>
      <text:p text:style-name="Text_20_body">
<text:a xlink:href="../yw7%20Sample%20Project_manuscript.odt#ScID:1%7Cregion">2</text:a> (Ch 2) Meet Hal, threatened by Vurdi
</text:p>
      <text:h text:style-name="Heading_20_2" text:outline-level="2">Scenes with Character Farrell:</text:h>
      <text:p text:style-name="Text_20_body">
<text:a xlink:href="../yw7%20Sample%20Project_manuscript.odt#ScID:19%7Cregion">16</text:a> (Ch 10) In his office. Gordon OKs the deal
</text:p>
      <text:p text:style-name="Text_20_body">
<text:a xlink:href="../yw7%20Sample%20Project_manuscript.odt#ScID:34%7Cregion">22</text:a> (Ch 14) Karl and Terry awaiting Hal. They take a call from their spy, intercept is at the orbiter.
</text:p>
      <text:p text:style-name="Text_20_body">
<text:a xlink:href="../yw7%20Sample%20Project_manuscript.odt#ScID:38%7Cregion">23</text:a> (Ch 16) Karl waiting impatiently
</text:p>
      <text:p text:style-name="Text_20_body">
<text:a xlink:href="../yw7%20Sample%20Project_manuscript.odt#ScID:40%7Cregion">24</text:a> (Ch 16) Karl and Terry confused about 'Chunk'
</text:p>
      <text:p text:style-name="Text_20_body">
<text:a xlink:href="../yw7%20Sample%20Project_manuscript.odt#ScID:45%7Cregion">26</text:a> (Ch 17) Karl and Terry waiting.
</text:p>
      <text:p text:style-name="Text_20_body">
<text:a xlink:href="../yw7%20Sample%20Project_manuscript.odt#ScID:55%7Cregion">31</text:a> (Ch 20) Karl leaves a note, takes Clunk.
</text:p>
      <text:p text:style-name="Text_20_body">
<text:a xlink:href="../yw7%20Sample%20Project_manuscript.odt#ScID:96%7Cregion">48</text:a> (Ch 29) Karl and Terry take the limo
</text:p>
      <text:p text:style-name="Text_20_body">
<text:a xlink:href="../yw7%20Sample%20Project_manuscript.odt#ScID:98%7Cregion">49</text:a> (Ch 29) Karl and Terry overtake and head for Spaceport. Looking for Volante.
</text:p>
      <text:p text:style-name="Text_20_body">
<text:a xlink:href="../yw7%20Sample%20Project_manuscript.odt#ScID:119%7Cregion">58</text:a> (Ch 33) Black Gull hyperspaces to oblivion
</text:p>
      <text:h text:style-name="Heading_20_2" text:outline-level="2">Scenes with Character Terry:</text:h>
      <text:p text:style-name="Text_20_body">
<text:a xlink:href="../yw7%20Sample%20Project_manuscript.odt#ScID:51%7Cregion">29</text:a> (Ch 19) Terry places the 'bomb'
</text:p>
      <text:h text:style-name="Heading_20_2" text:outline-level="2">Scenes with Character Carina:</text:h>
      <text:p text:style-name="Text_20_body">
<text:a xlink:href="../yw7%20Sample%20Project_manuscript.odt#ScID:2%7Cregion">3</text:a> (Ch 3) Jerling buys team. Discusses Seraph.
</text:p>
      <text:h text:style-name="Heading_20_2" text:outline-level="2">Scenes with Character Navcom:</text:h>
      <text:p text:style-name="Text_20_body">
<text:a xlink:href="../yw7%20Sample%20Project_manuscript.odt#ScID:1%7Cregion">2</text:a> (Ch 2) Meet Hal, threatened by Vurdi
</text:p>
      <text:p text:style-name="Text_20_body">
<text:a xlink:href="../yw7%20Sample%20Project_manuscript.odt#ScID:3%7Cregion">4</text:a> (Ch 3) Hal takes a call from Jerling
</text:p>
      <text:p text:style-name="Text_20_body">
<text:a xlink:href="../yw7%20Sample%20Project_manuscript.odt#ScID:4%7Cregion">5</text:a> (Ch 4) Clunk arrives
</text:p>
      <text:p text:style-name="Text_20_body">
<text:a xlink:href="../yw7%20Sample%20Project_manuscript.odt#ScID:6%7Cregion">7</text:a> (Ch 5) Clunk checking computer for Incubots.
</text:p>
      <text:p text:style-name="Text_20_body">
<text:a xlink:href="../yw7%20Sample%20Project_manuscript.odt#ScID:8%7Cregion">9</text:a> (Ch 5) Clunk takes call from Hal. Calls Jerling. Fire.
</text:p>
      <text:p text:style-name="Text_20_body">
<text:a xlink:href="../yw7%20Sample%20Project_manuscript.odt#ScID:10%7Cregion">11</text:a> (Ch 6) Clunk fighting the fire, ends up face-down
</text:p>
      <text:h text:style-name="Heading_20_2" text:outline-level="2">Scenes with Character Brutus:</text:h>
      <text:p text:style-name="Text_20_body">
<text:a xlink:href="../yw7%20Sample%20Project_manuscript.odt#ScID:1%7Cregion">2</text:a> (Ch 2) Meet Hal, threatened by Vurdi
</text:p>
      <text:h text:style-name="Heading_20_2" text:outline-level="2">Scenes with Character Portmaster:</text:h>
      <text:p text:style-name="Text_20_body">
<text:a xlink:href="../yw7%20Sample%20Project_manuscript.odt#ScID:7%7Cregion">8</text:a> (Ch 5) Hal talking to the Portmaster
</text:p>
      <text:p text:style-name="Text_20_body">
<text:a xlink:href="../yw7%20Sample%20Project_manuscript.odt#ScID:9%7Cregion">10</text:a> (Ch 6) Clunk calls, the landing field is on fire. Hal tells him to sit tight.
</text:p>
      <text:h text:style-name="Heading_20_2" text:outline-level="2">Scenes with Location Black Gull:</text:h>
      <text:p text:style-name="Text_20_body">
<text:a xlink:href="../yw7%20Sample%20Project_manuscript.odt#ScID:1%7Cregion">2</text:a> (Ch 2) Meet Hal, threatened by Vurdi
</text:p>
      <text:p text:style-name="Text_20_body">
<text:a xlink:href="../yw7%20Sample%20Project_manuscript.odt#ScID:3%7Cregion">4</text:a> (Ch 3) Hal takes a call from Jerling
</text:p>
      <text:p text:style-name="Text_20_body">
<text:a xlink:href="../yw7%20Sample%20Project_manuscript.odt#ScID:4%7Cregion">5</text:a> (Ch 4) Clunk arrives
</text:p>
      <text:p text:style-name="Text_20_body">
<text:a xlink:href="../yw7%20Sample%20Project_manuscript.odt#ScID:6%7Cregion">7</text:a> (Ch 5) Clunk checking computer for Incubots.
</text:p>
      <text:p text:style-name="Text_20_body">
<text:a xlink:href="../yw7%20Sample%20Project_manuscript.odt#ScID:8%7Cregion">9</text:a> (Ch 5) Clunk takes call from Hal. Calls Jerling. Fire.
</text:p>
      <text:h text:style-name="Heading_20_2" text:outline-level="2">Scenes with Location Lamira Spaceport:</text:h>
      <text:p text:style-name="Text_20_body">
<text:a xlink:href="../yw7%20Sample%20Project_manuscript.odt#ScID:1%7Cregion">2</text:a> (Ch 2) Meet Hal, threatened by Vurdi
</text:p>
      <text:p text:style-name="Text_20_body">
<text:a xlink:href="../yw7%20Sample%20Project_manuscript.odt#ScID:5%7Cregion">6</text:a> (Ch 5) Hal going to port control
</text:p>
      <text:h text:style-name="Heading_20_2" text:outline-level="2">Scenes with Location Planet Forg:</text:h>
      <text:p text:style-name="Text_20_body">
<text:a xlink:href="../yw7%20Sample%20Project_manuscript.odt#ScID:2%7Cregion">3</text:a> (Ch 3) Jerling buys team. Discusses Seraph.
</text:p>
      <text:h text:style-name="Heading_20_2" text:outline-level="2">Scenes with Location Jerling Enterprises:</text:h>
      <text:p text:style-name="Text_20_body">
<text:a xlink:href="../yw7%20Sample%20Project_manuscript.odt#ScID:2%7Cregion">3</text:a> (Ch 3) Jerling buys team. Discusses Seraph.
</text:p>
      <text:h text:style-name="Heading_20_2" text:outline-level="2">Scenes with Item Chessboard:</text:h>
      <text:p text:style-name="Text_20_body">
<text:a xlink:href="../yw7%20Sample%20Project_manuscript.odt#ScID:1%7Cregion">2</text:a> (Ch 2) Meet Hal, threatened by Vurdi
</text:p>
      <text:h text:style-name="Heading_20_2" text:outline-level="2">Scenes tagged Beginning:</text:h>
      <text:p text:style-name="Text_20_body">
<text:a xlink:href="../yw7%20Sample%20Project_manuscript.odt#ScID:1%7Cregion">2</text:a> (Ch 2) Meet Hal, threatened by Vurdi
</text:p>
      <text:h text:style-name="Heading_20_2" text:outline-level="2">Scenes tagged Plot Point:</text:h>
      <text:p text:style-name="Text_20_body">
<text:a xlink:href="../yw7%20Sample%20Project_manuscript.odt#ScID:1%7Cregion">2</text:a> (Ch 2) Meet Hal, threatened by Vurdi
</text:p>
      <text:p text:style-name="Text_20_body">
<text:a xlink:href="../yw7%20Sample%20Project_manuscript.odt#ScID:17%7Cregion">15</text:a> (Ch 9) Climb up rope to safety. Back in ship for hyperspace.
</text:p>
      <text:h text:style-name="Heading_20_2" text:outline-level="2">Characters tagged hero:</text:h>
      <text:p text:style-name="Text_20_body">
<text:a xlink:href="../yw7%20Sample%20Project_characters.odt#CrID:1%7Cregion">Hal</text:a> Hal Spacejock
</text:p>
      <text:h text:style-name="Heading_20_2" text:outline-level="2">Characters tagged  pilot:</text:h>
      <text:p text:style-name="Text_20_body">
<text:a xlink:href="../yw7%20Sample%20Project_characters.odt#CrID:1%7Cregion">Hal</text:a> Hal Spacejock
</text:p>
      <text:h text:style-name="Heading_20_2" text:outline-level="2">Characters tagged businessman:</text:h>
      <text:p text:style-name="Text_20_body">
<text:a xlink:href="../yw7%20Sample%20Project_characters.odt#CrID:2%7Cregion">Jerling</text:a> Walter Jerling
</text:p>
      <text:p text:style-name="Text_20_body">
<text:a xlink:href="../yw7%20Sample%20Project_characters.odt#CrID:4%7Cregion">Vurdi</text:a> Vurdi Makalukar
</text:p>
      <text:p text:style-name="Text_20_body">
<text:a xlink:href="../yw7%20Sample%20Project_characters.odt#CrID:5%7Cregion">Farrell</text:a> Farrell Hinchfig
</text:p>
      <text:p text:style-name="Text_20_body">
<text:a xlink:href="../yw7%20Sample%20Project_characters.odt#CrID:9%7Cregion">Gordon</text:a> Gordon Hinchfig
</text:p>
      <text:h text:style-name="Heading_20_2" text:outline-level="2">Characters tagged robot:</text:h>
      <text:p text:style-name="Text_20_body">
<text:a xlink:href="../yw7%20Sample%20Project_characters.odt#CrID:3%7Cregion">Clunk</text:a> Clunk XG99
</text:p>
      <text:p text:style-name="Text_20_body">
<text:a xlink:href="../yw7%20Sample%20Project_characters.odt#CrID:11%7Cregion">Brutus</text:a> 
</text:p>
      <text:h text:style-name="Heading_20_2" text:outline-level="2">Characters tagged  smart:</text:h>
      <text:p text:style-name="Text_20_body">
<text:a xlink:href="../yw7%20Sample%20Project_characters.odt#CrID:3%7Cregion">Clunk</text:a> Clunk XG99
</text:p>
      <text:p text:style-name="Text_20_body">
<text:a xlink:href="../yw7%20Sample%20Project_characters.odt#CrID:9%7Cregion">Gordon</text:a> Gordon Hinchfig
</text:p>
      <text:h text:style-name="Heading_20_2" text:outline-level="2">Characters tagged smart:</text:h>
      <text:p text:style-name="Text_20_body">
<text:a xlink:href="../yw7%20Sample%20Project_characters.odt#CrID:7%7Cregion">Carina</text:a> Carina Rinoret
</text:p>
      <text:h text:style-name="Heading_20_2" text:outline-level="2">Characters tagged engineer:</text:h>
      <text:p text:style-name="Text_20_body">
<text:a xlink:href="../yw7%20Sample%20Project_characters.odt#CrID:8%7Cregion">Mike</text:a> 
</text:p>
      <text:h text:style-name="Heading_20_2" text:outline-level="2">Characters tagged  evil:</text:h>
      <text:p text:style-name="Text_20_body">
<text:a xlink:href="../yw7%20Sample%20Project_characters.odt#CrID:11%7Cregion">Brutus</text:a> 
</text:p>
      <text:h text:style-name="Heading_20_2" text:outline-level="2">Characters tagged good guy:</text:h>
      <text:p text:style-name="Text_20_body">
<text:a xlink:href="../yw7%20Sample%20Project_characters.odt#CrID:12%7Cregion">Portmaster</text:a> Portmaster Linten
</text:p>
      <text:h text:style-name="Heading_20_2" text:outline-level="2">Locations tagged Space ship:</text:h>
      <text:p text:style-name="Text_20_body">
<text:a xlink:href="../yw7%20Sample%20Project_locations.odt#LcID:1%7Cregion">Black Gull</text:a>
</text:p>
      <text:h text:style-name="Heading_20_2" text:outline-level="2">Locations tagged  freighter:</text:h>
      <text:p text:style-name="Text_20_body">
<text:a xlink:href="../yw7%20Sample%20Project_locations.odt#LcID:1%7Cregion">Black Gull</text:a>
</text:p>
      <text:h text:style-name="Heading_20_2" text:outline-level="2">Locations tagged Port:</text:h>
      <text:p text:style-name="Text_20_body">
<text:a xlink:href="../yw7%20Sample%20Project_locations.odt#LcID:2%7Cregion">Lamira Spaceport</text:a>
</text:p>
      <text:h text:style-name="Heading_20_2" text:outline-level="2">Locations tagged  Forg:</text:h>
      <text:p text:style-name="Text_20_body">
<text:a xlink:href="../yw7%20Sample%20Project_locations.odt#LcID:2%7Cregion">Lamira Spaceport</text:a>
</text:p>
      <text:p text:style-name="Text_20_body">
<text:a xlink:href="../yw7%20Sample%20Project_locations.odt#LcID:4%7Cregion">Jerling Enterprises</text:a>
</text:p>
      <text:h text:style-name="Heading_20_2" text:outline-level="2">Locations tagged Planet:</text:h>
      <text:p text:style-name="Text_20_body">
<text:a xlink:href="../yw7%20Sample%20Project_locations.odt#LcID:3%7Cregion">Planet Forg</text:a>
</text:p>
      <text:h text:style-name="Heading_20_2" text:outline-level="2">Locations tagged Company:</text:h>
      <text:p text:style-name="Text_20_body">
<text:a xlink:href="../yw7%20Sample%20Project_locations.odt#LcID:4%7Cregion">Jerling Enterprises</text:a>
</text:p>
      <text:h text:style-name="Heading_20_2" text:outline-level="2">Items tagged Game:</text:h>
      <text:p text:style-name="Text_20_body">
<text:a xlink:href="../yw7%20Sample%20Project_items.odt#ItrID:1%7Cregion">Chessboard</text:a>
</text:p>
      <text:h text:style-name="Heading_20_2" text:outline-level="2">Items tagged  Challenge:</text:h>
      <text:p text:style-name="Text_20_body">
<text:a xlink:href="../yw7%20Sample%20Project_items.odt#ItrID:1%7Cregion">Chessboard</text:a>
</text:p>
      <text:h text:style-name="Heading_20_2" text:outline-level="2">Items tagged necessary:</text:h>
      <text:p text:style-name="Text_20_body">
<text:a xlink:href="../yw7%20Sample%20Project_items.odt#ItrID:3%7Cregion">Pocket lint</text:a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22T22:22:35Z</meta:creation-date>
    <dc:date/>
  </office:meta>
</office:document-meta>
</file>